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ing_20_1">
      <style:paragraph-properties fo:break-before="page"/>
      <style:text-properties officeooo:rsid="0016ac9b" officeooo:paragraph-rsid="0016ac9b"/>
    </style:style>
    <style:style style:name="P3" style:family="paragraph" style:parent-style-name="Subtitle">
      <style:text-properties officeooo:rsid="0016ac9b" officeooo:paragraph-rsid="0016ac9b"/>
    </style:style>
    <style:style style:name="P4" style:family="paragraph" style:parent-style-name="Text_20_body">
      <style:paragraph-properties fo:text-align="center" style:justify-single-word="false"/>
      <style:text-properties officeooo:paragraph-rsid="0016ac9b"/>
    </style:style>
    <style:style style:name="P5" style:family="paragraph" style:parent-style-name="Text_20_body">
      <style:text-properties officeooo:rsid="001a8e4b" officeooo:paragraph-rsid="001a8e4b"/>
    </style:style>
    <style:style style:name="P6" style:family="paragraph" style:parent-style-name="Text_20_body" style:list-style-name="">
      <style:paragraph-properties fo:break-before="page"/>
      <style:text-properties officeooo:rsid="0016ac9b" officeooo:paragraph-rsid="0016ac9b"/>
    </style:style>
    <style:style style:name="P7" style:family="paragraph" style:parent-style-name="Title">
      <style:text-properties officeooo:rsid="0016ac9b" officeooo:paragraph-rsid="0016ac9b"/>
    </style:style>
    <style:style style:name="T1" style:family="text">
      <style:text-properties officeooo:rsid="0016c64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ransition of a Coyote</text:p>
      <text:p text:style-name="P3">How an assassin found Jesus</text:p>
      <text:p text:style-name="P3">by Yoela Olson</text:p>
      <text:h text:style-name="P6" text:outline-level="1"><text:bookmark-start text:name="__RefHeading___Toc105_3927521751"/><text:bookmark-end text:name="__RefHeading___Toc105_392752175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8_3927521751" text:style-name="Index_20_Link" text:visited-style-name="Index_20_Link">Chapter 1<text:tab/>3</text:a></text:p>
        </text:index-body>
      </text:table-of-content>
      <text:p text:style-name="P4"/>
      <text:h text:style-name="P2" text:outline-level="1"><text:bookmark-start text:name="__RefHeading___Toc108_3927521751"/>Chapter 1<text:bookmark-end text:name="__RefHeading___Toc108_3927521751"/></text:h>
      <text:p text:style-name="Drop_20_Cap">Coyote watched the young doe sniffing the ground. He looked down at the small figurine and back at the doe. With slight nicks Coyote began forming small circles on the figurine in his hand. He looked back up at the doe and smiled as he caught the female <text:span text:style-name="T1">looking back at</text:span> him. Coyote showed her the small figurine, “Almost looks like you, doesn’t it?”</text:p>
      <text:p text:style-name="Text_20_body">The two resumed their tasks and continued to occasionally glance up as if asking for the other’s approval. When Coyote was almost finished with the carving, the laptop inside his home let off an alert to a new post. Coyote stood up and walked inside his small cabin home.</text:p>
      <text:p text:style-name="Text_20_body">The cabin was mostly one large central room with two floors. Downstairs was the central area where most of one’s time was spent, while upstairs was where one slept and bathed. It was small and minimal, perfect for one lone man.</text:p>
      <text:p text:style-name="Text_20_body">Coyote walked over to his laptop and opened the new message. A job offer with six digits smiled back at him through the screen. Coyote quickly skimmed through the info before grabbing his phone, jacket, and duffel bag. Time to visit <text:span text:style-name="T1">the </text:span>Dominican Republic.</text:p>
      <text:p text:style-name="Text_20_body">An hour later, Coyote walked into a small abandoned airport and began flight preparations for the small cargo plane that would be carrying him to his destination. Nearly a decade ago, Coyote had discovered the airport while going over a map of the surrounding area. <text:span text:style-name="T1">I</text:span>t used to house cargo for a town about ten miles north but had been closed down when the town opened another bigger, more modern one closer to the border. Now, it was only used by Coyote to store winter supplies and a cargo plane to carry them.</text:p>
      <text:p text:style-name="Text_20_body">It didn’t take long before Coyote was guiding the plane onto the runway and lifting her up into the sky. It took another four hours before he landed in a rural airport in the Dominican Republic. The keepers of the airport nodded at him and went about their own <text:span text:style-name="T1">tasks</text:span>. Coyote smiled to himself, it was nice to be able to travel <text:span text:style-name="T1">and </text:span>not be noticed or questioned. The Agency had their hands in nearly every place and workarounds for the those they didn't, you only needed to be a recognized member of the Agency and all their resources would be available for you.</text:p>
      <text:p text:style-name="P5">A small car waited for Coyote outside the airport and he drove about fifteen minutes to his assigned safe house. He knocked on the door and a housekeeper smiled shyly at him as she opened the door. Coyote nodded at her and immediately lapsed into Spanish as he questioned her about the state of the house and nearby locations. In two minutes, the housekeeper was comfortable enough to look him <text:soft-page-break/>in the eye for five seconds and answer his questions without hesitation. Coyote thanked her for her work, paid her, and watched as she gathered all her things and lef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50%" fo:text-indent="0.5in" style:auto-text-indent="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Drop_20_Cap" style:auto-update="true" style:default-outline-level="1" style:class="text" style:master-page-name="">
      <style:paragraph-properties fo:margin-top="0.1665in" fo:margin-bottom="0.0835in" style:contextual-spacing="false" fo:text-align="center" style:justify-single-word="false" style:page-number="auto" fo:break-before="pag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rop_20_Cap" style:display-name="Drop Cap" style:family="paragraph" style:parent-style-name="Text_20_body" style:next-style-name="Text_20_body" style:auto-update="true" style:master-page-name="">
      <style:paragraph-properties fo:margin-left="0in" fo:margin-right="0in" fo:text-indent="0in" style:auto-text-indent="false" style:page-number="auto">
        <style:drop-cap style:lines="3" style:distance="0.0598in" style:style-name="Drop_20_Ca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1:34:32.448438095</meta:creation-date>
    <dc:date>2023-05-04T12:05:39.291273207</dc:date>
    <meta:editing-duration>PT10M45S</meta:editing-duration>
    <meta:editing-cycles>4</meta:editing-cycles>
    <meta:generator>LibreOffice/7.0.4.2$Linux_AARCH64 LibreOffice_project/00$Build-2</meta:generator>
    <meta:document-statistic meta:table-count="0" meta:image-count="0" meta:object-count="0" meta:page-count="4" meta:paragraph-count="13" meta:word-count="515" meta:character-count="2836" meta:non-whitespace-character-count="2334"/>
  </office:meta>
</office:document-meta>
</file>